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Default" style:list-style-name="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Default" style:list-style-name="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6" style:family="paragraph" style:parent-style-name="Default" style:list-style-name="L2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7" style:family="paragraph" style:parent-style-name="Default" style:list-style-name="L3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8" style:family="paragraph" style:parent-style-name="Default" style:list-style-name="">
      <style:paragraph-properties fo:text-align="justify" style:justify-single-word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color="#000000" style:text-line-through-style="none" style:text-underline-style="none" style:font-name-asian="Times New Roman1" style:font-name-complex="Times New Roman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ndidato a Analista de Qualidade I: Tiago Neres da Silva</text:p>
      <text:p text:style-name="P4"/>
      <text:p text:style-name="P4">Relatório final</text:p>
      <text:p text:style-name="P5"><text:span text:style-name="T1">Deve ser gerado um relatório final contendo um parecer sobre o sistema Clicq e os bugs encontrados.</text:span></text:p>
      <text:p text:style-name="P5"><text:span text:style-name="T1"/></text:p>
      <text:p text:style-name="P8"><text:span text:style-name="T2">Parecer:</text:span></text:p>
      <text:p text:style-name="P5"><text:span text:style-name="T1"/></text:p>
      <text:list xml:id="list5527911967032987813" text:style-name="L3">
        <text:list-item>
          <text:p text:style-name="P7"><text:span text:style-name="T1">Testes realizados conforme o manual.</text:span></text:p>
          <text:p text:style-name="P7"><text:span text:style-name="T1"/></text:p>
        </text:list-item>
        <text:list-item>
          <text:p text:style-name="P7"><text:span text:style-name="T1">Observa-se que a integridade referencial entre o avaliado e o questionário respondido não existe (pode-se deletar um avaliado ligado a um questionário respondido), bem como um questionário pode ser deletado após ter sido respondido. Tal relevância depende dos requisitos funcionais aplicados ao software e aprovado pelas partes interessadas.</text:span></text:p>
        </text:list-item>
      </text:list>
      <text:p text:style-name="P5"><text:span text:style-name="T1"/></text:p>
      <text:list xml:id="list5036870158625424180" text:style-name="L2">
        <text:list-item>
          <text:p text:style-name="P6"><text:span text:style-name="T1">Alguns avisos por demora na transação.</text:span></text:p>
          <text:p text:style-name="P6"><text:span text:style-name="T1"/></text:p>
        </text:list-item>
        <text:list-item>
          <text:p text:style-name="P6"><text:span text:style-name="T1">Na interface, no botão de avaliados, o botão de listar os avaliados está com o nome de variável/função (Checkklist.ui.nav.list_avaliados).</text:span></text:p>
          <text:p text:style-name="P6"><text:span text:style-name="T1"/></text:p>
        </text:list-item>
        <text:list-item>
          <text:p text:style-name="P6"><text:span text:style-name="T1">Demais funcionalidades do software normais.</text:span></text:p>
        </text:list-item>
      </text:list>
      <text:p text:style-name="P5"><text:span text:style-name="T1"/></text:p>
      <text:p text:style-name="P8"><text:span text:style-name="T2">Relatório da ferramenta Selenium WebDriver (LOG).</text:span></text:p>
      <text:p text:style-name="P5"><text:span text:style-name="T1"/></text:p>
      <text:p text:style-name="P2"><text:bookmark text:name="log"/><text:span text:style-name="T1">[info] Playing test case Teste completo </text:span></text:p>
      <text:list xml:id="list2190413144372497380" text:style-name="L1">
        <text:list-item>
          <text:p text:style-name="P3">[info] Executing: |open | /#/login | | </text:p>
        </text:list-item>
        <text:list-item>
          <text:p text:style-name="P3">[info] Executing: |type | id=inputUsuario | tiagoneres86@gmail.com | </text:p>
        </text:list-item>
        <text:list-item>
          <text:p text:style-name="P3">[info] Executing: |type | id=inputPassword | f713fb104e | </text:p>
        </text:list-item>
        <text:list-item>
          <text:p text:style-name="P3">[info] Executing: |clickAndWait | //button[@type='submit'] | | </text:p>
        </text:list-item>
        <text:list-item>
          <text:p text:style-name="P3">[error] Timed out after 30000ms </text:p>
        </text:list-item>
        <text:list-item>
          <text:p text:style-name="P3">[info] Executing: |click | link=Avaliados | | </text:p>
        </text:list-item>
        <text:list-item>
          <text:p text:style-name="P3">[info] Executing: |clickAndWait | link=Novo avaliado | | </text:p>
        </text:list-item>
        <text:list-item>
          <text:p text:style-name="P3">[error] Timed out after 30000ms </text:p>
        </text:list-item>
        <text:list-item>
          <text:p text:style-name="P3">[info] Executing: |type | name=avaliadoNome | Tiago Neres da Silva | </text:p>
        </text:list-item>
        <text:list-item>
          <text:p text:style-name="P3">[info] Executing: |clickAndWait | link=Salvar | | </text:p>
        </text:list-item>
        <text:list-item>
          <text:p text:style-name="P3">[error] Timed out after 30000ms </text:p>
        </text:list-item>
        <text:list-item>
          <text:p text:style-name="P3">[info] Executing: |click | link=Questionarios | | </text:p>
        </text:list-item>
        <text:list-item>
          <text:p text:style-name="P3">[info] Executing: |clickAndWait | link=Novo questionário | | </text:p>
        </text:list-item>
        <text:list-item>
          <text:p text:style-name="P3">[error] Timed out after 30000ms </text:p>
        </text:list-item>
        <text:list-item>
          <text:p text:style-name="P3">[info] Executing: |type | name=questionarioName | Teste QA 2015 | </text:p>
        </text:list-item>
        <text:list-item>
          <text:p text:style-name="P3">[info] Executing: |select | name=questionarioMode | label=Avaliado | </text:p>
        </text:list-item>
        <text:list-item>
          <text:p text:style-name="P3">[info] Executing: |clickAndWait | link=Próximo | | </text:p>
        </text:list-item>
        <text:list-item>
          <text:p text:style-name="P3">[error] Timed out after 30000ms </text:p>
        </text:list-item>
        <text:list-item>
          <text:p text:style-name="P3">[info] Executing: |click | css=div.pull-left.col-md-9 | | </text:p>
        </text:list-item>
        <text:list-item>
          <text:p text:style-name="P3">[info] Executing: |type | name=userTopicName | 1. Responder na automação de teste (ND) | </text:p>
        </text:list-item>
        <text:list-item>
          <text:p text:style-name="P3">[info] Executing: |clickAndWait | link=Salvar | | </text:p>
        </text:list-item>
        <text:list-item>
          <text:p text:style-name="P3">[error] Timed out after 30000ms </text:p>
        </text:list-item>
        <text:list-item>
          <text:p text:style-name="P3">[info] Executing: |click | css=div.item-origem.ng-binding | | </text:p>
        </text:list-item>
        <text:list-item>
          <text:p text:style-name="P3"><text:soft-page-break/>[info] Executing: |click | xpath=(//button[@type='button'])[6] | | </text:p>
        </text:list-item>
        <text:list-item>
          <text:p text:style-name="P3">[info] Executing: |click | xpath=(//button[@type='button'])[6] | | </text:p>
        </text:list-item>
        <text:list-item>
          <text:p text:style-name="P3">[info] Executing: |click | css=div.pull-left.col-md-9 | | </text:p>
        </text:list-item>
        <text:list-item>
          <text:p text:style-name="P3">[info] Executing: |type | name=userQuestionName | 1.1 – Por que você está interessado em trabalhar para esta empresa? | </text:p>
        </text:list-item>
        <text:list-item>
          <text:p text:style-name="P3">[info] Executing: |clickAndWait | link=Salvar | | </text:p>
        </text:list-item>
        <text:list-item>
          <text:p text:style-name="P3">[error] Timed out after 30000ms </text:p>
        </text:list-item>
        <text:list-item>
          <text:p text:style-name="P3">[info] Executing: |click | //div[2]/div/div[3]/div/div/div | | </text:p>
        </text:list-item>
        <text:list-item>
          <text:p text:style-name="P3">[info] Executing: |type | name=userQuestionName | 1.2 – Por que você trabalha na área de qualidade de software? | </text:p>
        </text:list-item>
        <text:list-item>
          <text:p text:style-name="P3">[info] Executing: |clickAndWait | link=Salvar | | </text:p>
        </text:list-item>
        <text:list-item>
          <text:p text:style-name="P3">[error] Timed out after 30000ms </text:p>
        </text:list-item>
        <text:list-item>
          <text:p text:style-name="P3">[info] Executing: |click | //div[4]/div/div/div | | </text:p>
        </text:list-item>
        <text:list-item>
          <text:p text:style-name="P3">[info] Executing: |type | name=userQuestionName | 1.3 – Como você lida com problemas? | </text:p>
        </text:list-item>
        <text:list-item>
          <text:p text:style-name="P3">[info] Executing: |clickAndWait | link=Salvar | | </text:p>
        </text:list-item>
        <text:list-item>
          <text:p text:style-name="P3">[error] Timed out after 30000ms </text:p>
        </text:list-item>
        <text:list-item>
          <text:p text:style-name="P3">[info] Executing: |clickAndWait | xpath=(//button[@type='button'])[20] | | </text:p>
        </text:list-item>
        <text:list-item>
          <text:p text:style-name="P3">[error] Timed out after 30000ms </text:p>
        </text:list-item>
        <text:list-item>
          <text:p text:style-name="P3">[info] Executing: |click | link=Aplicação de questionário | | </text:p>
        </text:list-item>
        <text:list-item>
          <text:p text:style-name="P3">[info] Executing: |clickAndWait | link=Nova aplicação de questionário | | </text:p>
        </text:list-item>
        <text:list-item>
          <text:p text:style-name="P3">[error] Timed out after 30000ms </text:p>
        </text:list-item>
        <text:list-item>
          <text:p text:style-name="P3">[info] Executing: |clickAndWait | css=a.list-group-item | | </text:p>
        </text:list-item>
        <text:list-item>
          <text:p text:style-name="P3">[error] Timed out after 30000ms </text:p>
        </text:list-item>
        <text:list-item>
          <text:p text:style-name="P3">[info] Executing: |clickAndWait | link=Tiago Neres da Silva | | </text:p>
        </text:list-item>
        <text:list-item>
          <text:p text:style-name="P3">[error] Timed out after 30000ms </text:p>
        </text:list-item>
        <text:list-item>
          <text:p text:style-name="P3">[info] Executing: |type | //textarea[@type='text'] | Por ser uma empresa de tecnologia dedicada ao agronegócio, este que necessita de inovações para melhoria da qualidade de produtos e processos. Chama atenção pelos excelentes serviços e pela responsabilidade social. A julgar pelo processo de seleção de talentos e tratativas, esclarece que a empresa é uma excelente escolha. Quero ajudar a construir projetos novos e em andamento, com a certeza de crescimento profissional e pessoal para todas as partes. | </text:p>
        </text:list-item>
        <text:list-item>
          <text:p text:style-name="P3">[info] Executing: |type | xpath=(//textarea[@type='text'])[2] | Por ser uma área que necessita de atenção aos detalhes e uma área que em muitos casos não é preenchida em empresas de tecnologia, estas por não seguirem metodologias da engenharia de software, o que acarreta a perda de qualidade e em decorrência a competitividade do produto ou serviço. Tenho como característica pessoal o perfeccionismo e atenção aos detalhes. | </text:p>
        </text:list-item>
        <text:list-item>
          <text:p text:style-name="P3">[info] Executing: |type | xpath=(//textarea[@type='text'])[3] | Procuro dividir em partes (dividir para conquistar), buscando a raiz do problema, estudando suas partes para propor uma solução eficaz. | </text:p>
        </text:list-item>
        <text:list-item>
          <text:p text:style-name="P1">[info] Executing: |clickAndWait | xpath=(//a[contains(text(),'Salvar')])[2] | | </text:p>
        </text:list-item>
      </text:list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Neres da Silva</meta:initial-creator>
    <meta:creation-date>2015-10-01T20:38:32.24</meta:creation-date>
    <meta:document-statistic meta:table-count="0" meta:image-count="0" meta:object-count="0" meta:page-count="2" meta:paragraph-count="61" meta:word-count="711" meta:character-count="4675"/>
    <dc:date>2015-10-01T20:59:02.11</dc:date>
    <dc:creator>Tiago Neres da Silva</dc:creator>
    <meta:editing-duration>PT5M18S</meta:editing-duration>
    <meta:editing-cycles>1</meta:editing-cycles>
    <meta:generator>OpenOffice/4.0.1$Win32 OpenOffice.org_project/401m5$Build-9714</meta:generator>
  </office:meta>
</office:document-meta>
</file>